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HelperTask.addConfigured( PropertyHelper . Delegat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eElement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Task.addConfigured(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Element.resol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Element.Delegat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HelperTask.getAddDelegat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eElement.setRefid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Task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ertyHelperTask.create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